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63510" officeooo:paragraph-rsid="00163510"/>
    </style:style>
    <style:style style:name="P2" style:family="paragraph" style:parent-style-name="Preformatted_20_Text">
      <style:text-properties officeooo:rsid="001830c1" officeooo:paragraph-rsid="001830c1"/>
    </style:style>
    <style:style style:name="P3" style:family="paragraph" style:parent-style-name="Preformatted_20_Text">
      <style:text-properties officeooo:rsid="001b059a" officeooo:paragraph-rsid="001b059a"/>
    </style:style>
    <style:style style:name="P4" style:family="paragraph" style:parent-style-name="Preformatted_20_Text" style:list-style-name="L2">
      <style:text-properties officeooo:rsid="001b059a" officeooo:paragraph-rsid="001b059a"/>
    </style:style>
    <style:style style:name="P5" style:family="paragraph" style:parent-style-name="Preformatted_20_Text" style:list-style-name="L2">
      <style:text-properties officeooo:rsid="001ca4f5" officeooo:paragraph-rsid="001ca4f5"/>
    </style:style>
    <style:style style:name="P6" style:family="paragraph" style:parent-style-name="Preformatted_20_Text" style:list-style-name="L2">
      <style:text-properties officeooo:rsid="001cef21" officeooo:paragraph-rsid="001cef21"/>
    </style:style>
    <style:style style:name="P7" style:family="paragraph" style:parent-style-name="Preformatted_20_Text" style:list-style-name="L2">
      <style:text-properties officeooo:rsid="001d71af" officeooo:paragraph-rsid="001d71af"/>
    </style:style>
    <style:style style:name="T1" style:family="text">
      <style:text-properties officeooo:rsid="00163510"/>
    </style:style>
    <style:style style:name="T2" style:family="text">
      <style:text-properties officeooo:rsid="001b059a"/>
    </style:style>
    <style:style style:name="T3" style:family="text">
      <style:text-properties officeooo:rsid="001bbb73"/>
    </style:style>
    <style:style style:name="T4" style:family="text">
      <style:text-properties officeooo:rsid="001dc0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cm" fo:text-indent="-0.635cm" fo:margin-left="0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cm" fo:text-indent="-0.635cm" fo:margin-left="0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ndex_20_Heading">Cahier des charges</text:p>
      <text:p text:style-name="P1">Objectif :</text:p>
      <text:p text:style-name="Preformatted_20_Text"><text:tab/><text:span text:style-name="T1">Simplifier et optimiser le classement , le rangement et la consultation de document</text:span></text:p>
      <text:p text:style-name="Preformatted_20_Text"/>
      <text:p text:style-name="P2">Language :</text:p>
      <text:p text:style-name="P2"><text:tab/>Problablement du Python</text:p>
      <text:p text:style-name="P2"/>
      <text:p text:style-name="P3">Module<text:span text:style-name="T3">s</text:span> :</text:p>
      <text:list xml:id="list3015628241" text:style-name="L2">
        <text:list-item>
          <text:p text:style-name="P4">Onglets</text:p>
        </text:list-item>
        <text:list-item>
          <text:p text:style-name="P5">Petites fenetres sur la gauches modulables</text:p>
        </text:list-item>
        <text:list-item>
          <text:p text:style-name="P6">git</text:p>
        </text:list-item>
        <text:list-item>
          <text:p text:style-name="P7">getion des logiciel<text:span text:style-name="T4">s</text:span> associer<text:span text:style-name="T4">s</text:span> pour l’ouverture des documents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 style:master-page-name="">
      <loext:graphic-properties draw:fill="none"/>
      <style:paragraph-properties fo:margin-left="-0.4cm" fo:margin-right="-0.3cm" fo:margin-top="0cm" fo:margin-bottom="0cm" loext:contextual-spacing="true" fo:text-align="justify" style:justify-single-word="false" fo:text-indent="0cm" style:auto-text-indent="false" style:page-number="auto" fo:background-color="transparent" style:vertical-align="baseline" style:writing-mode="lr-tb">
        <style:tab-stops>
          <style:tab-stop style:position="1.499cm"/>
        </style:tab-stops>
      </style:paragraph-properties>
      <style:text-properties style:font-name="Liberation Mono" fo:font-family="'Liberation Mono'" style:font-family-generic="modern" style:font-pitch="fixed" fo:font-size="1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 style:vertical-align="middle"/>
      <style:text-properties fo:text-transform="uppercase" fo:font-size="28pt" fo:font-style="italic" fo:text-shadow="1pt 1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4T11:39:50.030113726</dc:date>
    <meta:editing-duration>PT56M48S</meta:editing-duration>
    <meta:editing-cycles>11</meta:editing-cycles>
    <meta:generator>LibreOffice/6.1.5.2$Linux_ARM_EABI LibreOffice_project/10$Build-2</meta:generator>
    <meta:document-statistic meta:table-count="0" meta:image-count="0" meta:object-count="0" meta:page-count="1" meta:paragraph-count="11" meta:word-count="46" meta:character-count="273" meta:non-whitespace-character-count="240"/>
  </office:meta>
</office:document-meta>
</file>